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afc3" officeooo:paragraph-rsid="001baf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1</text:p>
      <text:p text:style-name="P1">1</text:p>
      <text:p text:style-name="P1">1</text:p>
      <text:p text:style-name="P1">1</text:p>
      <text:p text:style-name="P1">1</text:p>
      <text:p text:style-name="P1">1</text:p>
      <text:p text:style-name="P1">1</text:p>
      <text:p text:style-name="P1">1</text:p>
      <text:p text:style-name="P1">1</text:p>
      <text:p text:style-name="P1">1</text:p>
      <text:p text:style-name="P1">11</text:p>
      <text:p text:style-name="P1"/>
      <text:p text:style-name="P1">1</text:p>
      <text:p text:style-name="P1">11</text:p>
      <text:p text:style-name="P1">1</text:p>
      <text:p text:style-name="P1"/>
      <text:p text:style-name="P1">1</text:p>
      <text:p text:style-name="P1">1</text:p>
      <text:p text:style-name="P1">1</text:p>
      <text:p text:style-name="P1">1</text:p>
      <text:p text:style-name="P1">1</text:p>
      <text:p text:style-name="P1">1</text:p>
      <text:p text:style-name="P1">1</text:p>
      <text:p text:style-name="P1">1</text:p>
      <text:p text:style-name="P1">1</text:p>
      <text:p text:style-name="P1">1</text:p>
      <text:p text:style-name="P1">1</text:p>
      <text:p text:style-name="P1">1</text:p>
      <text:p text:style-name="P1">1</text:p>
      <text:p text:style-name="P1">1</text:p>
      <text:p text:style-name="P1">11</text:p>
      <text:p text:style-name="P1"/>
      <text:p text:style-name="P1">1</text:p>
      <text:p text:style-name="P1">1</text:p>
      <text:p text:style-name="P1">1</text:p>
      <text:p text:style-name="P1"><text:soft-page-break/>1</text:p>
      <text:p text:style-name="P1">1</text:p>
      <text:p text:style-name="P1">1</text:p>
      <text:p text:style-name="P1">1</text:p>
      <text:p text:style-name="P1">1</text:p>
      <text:p text:style-name="P1">1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30T19:18:06.432000000</dc:date>
    <meta:editing-duration>PT18S</meta:editing-duration>
    <meta:editing-cycles>1</meta:editing-cycles>
    <meta:document-statistic meta:table-count="0" meta:image-count="0" meta:object-count="0" meta:page-count="2" meta:paragraph-count="39" meta:word-count="39" meta:character-count="43" meta:non-whitespace-character-count="43"/>
    <meta:generator>LibreOffice/7.4.1.2$Windows_X86_64 LibreOffice_project/3c58a8f3a960df8bc8fd77b461821e42c061c5f0</meta:generator>
  </office:meta>
</office:document-meta>
</file>